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6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0000" style:font-name="Segoe UI Semibold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867cm" svg:x="1.27cm" svg:y="0.762cm">
          <draw:text-box>
            <text:p text:style-name="P1"><text:span text:style-name="T1">Old Testament</text:span></text:p>
            <text:p text:style-name="P1"><text:span text:style-name="T2">Leviticus 19:1–2, 9–1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146cm" svg:height="6.263cm" svg:x="1.27cm" svg:y="0.762cm">
          <draw:text-box>
            <text:p text:style-name="P4"><text:span text:style-name="T3">1</text:span><text:span text:style-name="T4">And the LORD spoke to Moses, saying, </text:span><text:span text:style-name="T3">2</text:span><text:span text:style-name="T4">“Speak to all the congregation of the people of Israel and say to them, You shall be holy, for I the LORD your God am ho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5.146cm" svg:height="6.263cm" svg:x="1.27cm" svg:y="0.762cm">
          <draw:text-box>
            <text:p text:style-name="P4"><text:span text:style-name="T3">9</text:span><text:span text:style-name="T4">“When you reap the harvest of your land, you shall not reap your field right up to its edge, neither shall you gather the gleanings after your harve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5.146cm" svg:height="6.263cm" svg:x="1.27cm" svg:y="0.762cm">
          <draw:text-box>
            <text:p text:style-name="P4"><text:span text:style-name="T3">10</text:span><text:span text:style-name="T4">And you shall not strip your vineyard bare, neither shall you gather the fallen grapes of your vineyard. You shall leave them for the poor and for the sojourner: I am the LORD your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5.146cm" svg:height="6.263cm" svg:x="1.27cm" svg:y="0.762cm">
          <draw:text-box>
            <text:p text:style-name="P4"><text:span text:style-name="T3">11</text:span><text:span text:style-name="T4">“You shall not steal; you shall not deal falsely; you shall not lie to one another. </text:span><text:span text:style-name="T3">12</text:span><text:span text:style-name="T4">You shall not swear by my name falsely, and so profane the name of your God: I am the L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5" draw:layer="layout" svg:width="25.146cm" svg:height="4.76cm" svg:x="1.27cm" svg:y="0.762cm">
          <draw:text-box>
            <text:p text:style-name="P4"><text:span text:style-name="T3">13</text:span><text:span text:style-name="T4">“You shall not oppress your neighbor or rob him. The wages of a hired servant shall not remain with you all night until the mor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5" draw:layer="layout" svg:width="25.146cm" svg:height="4.76cm" svg:x="1.27cm" svg:y="0.762cm">
          <draw:text-box>
            <text:p text:style-name="P4"><text:span text:style-name="T3">14</text:span><text:span text:style-name="T4">You shall not curse the deaf or put a stumbling block before the blind, but you shall fear your God: I am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5" draw:layer="layout" svg:width="25.146cm" svg:height="6.263cm" svg:x="1.27cm" svg:y="0.762cm">
          <draw:text-box>
            <text:p text:style-name="P4"><text:span text:style-name="T3">15</text:span><text:span text:style-name="T4">“You shall do no injustice in court. You shall not be partial to the poor or defer to the great, but in righteousness shall you judge your neighbor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5" draw:layer="layout" svg:width="25.146cm" svg:height="4.76cm" svg:x="1.27cm" svg:y="0.762cm">
          <draw:text-box>
            <text:p text:style-name="P4"><text:span text:style-name="T3">16</text:span><text:span text:style-name="T4">You shall not go around as a slanderer among your people, and you shall not stand up against the life of your neighbor: I am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6" draw:layer="layout" svg:width="25.146cm" svg:height="4.76cm" svg:x="1.27cm" svg:y="0.762cm">
          <draw:text-box>
            <text:p text:style-name="P4"><text:span text:style-name="T3">17</text:span><text:span text:style-name="T4">“You shall not hate your brother in your heart, but you shall reason frankly with your neighbor, lest you incur sin because of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6" draw:layer="layout" svg:width="25.146cm" svg:height="6.263cm" svg:x="1.27cm" svg:y="0.762cm">
          <draw:text-box>
            <text:p text:style-name="P4"><text:span text:style-name="T3">8</text:span><text:span text:style-name="T4">You shall not take vengeance or bear a grudge against the sons of your own people, but you shall love your neighbor as yourself: I am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14:19.569000000</meta:creation-date>
    <dc:date>2017-02-17T15:57:01.314000000</dc:date>
    <meta:editing-duration>PT2M6S</meta:editing-duration>
    <meta:editing-cycles>4</meta:editing-cycles>
    <meta:generator>LibreOffice/5.2.5.1$Windows_X86_64 LibreOffice_project/0312e1a284a7d50ca85a365c316c7abbf20a4d22</meta:generator>
    <meta:document-statistic meta:object-count="54"/>
  </office:meta>
</office:document-meta>
</file>